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/>
      <style:text-properties style:font-name="Times New Roman" fo:font-size="12pt" officeooo:rsid="000a25a2" officeooo:paragraph-rsid="000a25a2" style:font-size-asian="12pt" style:font-size-complex="12pt"/>
    </style:style>
    <style:style style:name="P6" style:family="paragraph" style:parent-style-name="Text_20_body">
      <style:paragraph-properties fo:margin-top="0cm" fo:margin-bottom="0cm"/>
      <style:text-properties style:font-name="Times New Roman" fo:font-size="12pt" officeooo:rsid="000a25a2" officeooo:paragraph-rsid="00117879" style:font-size-asian="12pt" style:font-size-complex="12pt"/>
    </style:style>
    <style:style style:name="P7" style:family="paragraph" style:parent-style-name="Text_20_body">
      <style:paragraph-properties fo:margin-top="0cm" fo:margin-bottom="0cm"/>
      <style:text-properties style:font-name="Times New Roman" fo:font-size="12pt" officeooo:rsid="000a25a2" officeooo:paragraph-rsid="0012b113" style:font-size-asian="12pt" style:font-size-complex="12pt"/>
    </style:style>
    <style:style style:name="P8" style:family="paragraph" style:parent-style-name="Text_20_body">
      <style:paragraph-properties fo:margin-top="0cm" fo:margin-bottom="0cm"/>
      <style:text-properties style:font-name="Times New Roman" fo:font-size="12pt" officeooo:rsid="000a25a2" officeooo:paragraph-rsid="0015a56b" style:font-size-asian="12pt" style:font-size-complex="12pt"/>
    </style:style>
    <style:style style:name="P9" style:family="paragraph" style:parent-style-name="Text_20_body">
      <style:paragraph-properties fo:margin-top="0cm" fo:margin-bottom="0cm"/>
      <style:text-properties style:font-name="Times New Roman" fo:font-size="12pt" officeooo:rsid="000a25a2" officeooo:paragraph-rsid="00169806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/>
      <style:text-properties style:font-name="Times New Roman" fo:font-size="12pt" officeooo:rsid="000b6749" officeooo:paragraph-rsid="000b6749" style:font-size-asian="12pt" style:font-size-complex="12pt"/>
    </style:style>
    <style:style style:name="P11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/>
      <style:text-properties style:font-name="Times New Roman" fo:font-size="12pt" fo:font-weight="normal" officeooo:paragraph-rsid="000f294c" style:font-size-asian="12pt" style:font-weight-asian="normal" style:font-size-complex="12pt" style:font-weight-complex="normal"/>
    </style:style>
    <style:style style:name="P13" style:family="paragraph" style:parent-style-name="Text_20_body" style:list-style-name="L2">
      <style:paragraph-properties fo:margin-top="0cm" fo:margin-bottom="0cm"/>
      <style:text-properties style:font-name="Times New Roman" fo:font-size="12pt" fo:font-weight="normal" officeooo:rsid="000d2913" officeooo:paragraph-rsid="000d2913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top="0cm" fo:margin-bottom="0cm"/>
      <style:text-properties style:font-name="Times New Roman" fo:font-size="12pt" fo:font-weight="normal" officeooo:rsid="000efe5d" officeooo:paragraph-rsid="000efe5d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top="0cm" fo:margin-bottom="0cm"/>
      <style:text-properties style:font-name="Times New Roman" fo:font-size="12pt" fo:font-weight="normal" officeooo:rsid="000f294c" officeooo:paragraph-rsid="000f294c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paragraph-properties fo:margin-left="1.251cm" fo:margin-right="0cm" fo:margin-top="0cm" fo:margin-bottom="0cm" fo:text-indent="0cm" style:auto-text-indent="false"/>
      <style:text-properties style:font-name="Times New Roman" fo:font-size="12pt" officeooo:rsid="000d2913" officeooo:paragraph-rsid="000d2913" style:font-size-asian="12pt" style:font-size-complex="12pt"/>
    </style:style>
    <style:style style:name="T1" style:family="text">
      <style:text-properties officeooo:rsid="000f294c"/>
    </style:style>
    <style:style style:name="T2" style:family="text">
      <style:text-properties officeooo:rsid="0010bab0"/>
    </style:style>
    <style:style style:name="T3" style:family="text">
      <style:text-properties officeooo:rsid="00117879"/>
    </style:style>
    <style:style style:name="T4" style:family="text">
      <style:text-properties officeooo:rsid="0012b113"/>
    </style:style>
    <style:style style:name="T5" style:family="text">
      <style:text-properties officeooo:rsid="001312c7"/>
    </style:style>
    <style:style style:name="T6" style:family="text">
      <style:text-properties officeooo:rsid="00144dd1"/>
    </style:style>
    <style:style style:name="T7" style:family="text">
      <style:text-properties officeooo:rsid="0015a56b"/>
    </style:style>
    <style:style style:name="T8" style:family="text">
      <style:text-properties officeooo:rsid="0016980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5">Metzelei</text:p>
      <text:p text:style-name="P2"><text:bookmark text:name="bjia7"/><text:bookmark text:name="bjia8"/><text:bookmark text:name="bjia9"/></text:p>
      <text:p text:style-name="P2"><text:bookmark text:name="bjia10"/><text:bookmark text:name="bjia11"/>Beschreibung</text:p>
      <text:p text:style-name="P5">Die Drachentöterin verlangt von euch, sie auf ihrem Feldzug gegen die Kreaturen des Waldes zu begleiten, um anderen von ihren Heldentaten zu berichten.</text:p>
      <text:p text:style-name="P1"><text:bookmark text:name="bjia13"/><text:bookmark text:name="bjia14"/></text:p>
      <text:p text:style-name="P2"><text:bookmark text:name="bjia15"/><text:bookmark text:name="bjia16"/>Typ</text:p>
      <text:p text:style-name="P5">Primär (optional)</text:p>
      <text:p text:style-name="P1"/>
      <text:p text:style-name="P2"><text:bookmark text:name="bjia18"/><text:bookmark text:name="x9n43"/>Auftraggeber</text:p>
      <text:p text:style-name="P5">Drachentöterin</text:p>
      <text:p text:style-name="P2"><text:bookmark text:name="bjia182"/><text:bookmark text:name="v1ic0"/><text:bookmark text:name="v1ic1"/></text:p>
      <text:p text:style-name="P2"><text:bookmark text:name="bjia183"/><text:bookmark text:name="v1ic2"/>Verlauf</text:p>
      <text:p text:style-name="P5">Die Spieler erhalten die Kontrolle über die Drachentöterin.</text:p>
      <text:p text:style-name="P6"><text:span text:style-name="T3">Drachentöterin: „In der Nähe befindet sich ein mächtiger Vampir, der über eine Hand voll Diener</text:span><text:span text:style-name="T3"> gebietet. Es wird Zeit, ihn abzuschlachten und dieses Land von einem weiteren Parasiten zu befreien!“</text:span></text:p>
      <text:p text:style-name="P5">Das erste Ziel ist der Vampirgebieter.</text:p>
      <text:p text:style-name="P7"><text:span text:style-name="T4">Drachentöterin: „Gute Arbeit! Das war aber nicht der einzige Vampir in dieser Gegend. Weiter westlich befinden sich noch weitere seiner Art.“</text:span></text:p>
      <text:p text:style-name="P5">Das zweite Ziel sind die Vampire.</text:p>
      <text:p text:style-name="P7"><text:span text:style-name="T4">Drachentöterin: „Erst gestern beobachtete ich einen dunklen Engel des Todes, weiter östlich. Lasst ihn uns vernichten!“</text:span></text:p>
      <text:p text:style-name="P5">Das vierte Ziel ist der Todesengel.</text:p>
      <text:p text:style-name="P7"><text:span text:style-name="T4">Drachentöterin: „Einige untote Drachen haben sich weiter nördlich versammelt. </text:span><text:span text:style-name="T5">Auf zum Kampf!“</text:span></text:p>
      <text:p text:style-name="P5">Das fünfte Ziel sind die Knochendrachen.</text:p>
      <text:p text:style-name="P8"><text:span text:style-name="T7">Drachentöterin: „Ausgezeichnet! In der Nähe befindet sich eine Höhle mit einer geheimen Gruft. Sie wird von Eingeweihten auch „die Todesgruft“ genannt.“</text:span></text:p>
      <text:p text:style-name="P5">Danach soll man die Höhle beim Steinkreis betreten. Dabei wird das Video „Todesgruft“ abgespielt.</text:p>
      <text:p text:style-name="P9"><text:span text:style-name="T8">Nachdem die Medusa getötet wurde, spricht die Drachentöterin erneut.</text:span></text:p>
      <text:p text:style-name="P9"><text:span text:style-name="T8">Drachentöterin: „Dieses Dreckschlangenvieh! Los, weiter, in die Gruft hinein!“</text:span></text:p>
      <text:p text:style-name="P5">Hat man die Höhle gesäubert (spezielle Anführer einmal getötet) wird der Auftrag abgeschlossen und das Video „Blutrausch“ abgespielt</text:p>
      <text:p text:style-name="P1"><text:bookmark text:name="bjia185"/><text:bookmark text:name="bjia19"/></text:p>
      <text:p text:style-name="P2"><text:bookmark text:name="bjia20"/><text:bookmark text:name="bjia21"/>Ziele</text:p>
      <text:list xml:id="list392109805" text:style-name="L1">
        <text:list-item>
          <text:p text:style-name="P10"><text:bookmark text:name="q_5s0"/>Tötet den Vampirgebieter.</text:p>
        </text:list-item>
        <text:list-item>
          <text:p text:style-name="P10"><text:bookmark text:name="p0.f0"/>Tötet die Vampire.</text:p>
        </text:list-item>
        <text:list-item>
          <text:p text:style-name="P10">Tötet den Todesengel.</text:p>
        </text:list-item>
        <text:list-item>
          <text:p text:style-name="P10">Tötet die Knochendrachen.</text:p>
        </text:list-item>
        <text:list-item>
          <text:p text:style-name="P10">Tötet die Medusa.</text:p>
        </text:list-item>
        <text:list-item>
          <text:p text:style-name="P10">Tötet den Diakon der Finsternis.</text:p>
        </text:list-item>
        <text:list-item>
          <text:p text:style-name="P16">Video „Blutrausch“</text:p>
        </text:list-item>
      </text:list>
      <text:p text:style-name="P1"/>
      <text:p text:style-name="P3">Belohnungen</text:p>
      <text:list xml:id="list314758615" text:style-name="L2">
        <text:list-item>
          <text:p text:style-name="P13">1000 Erfahrung</text:p>
        </text:list-item>
        <text:list-item>
          <text:p text:style-name="P13">Blutamulett</text:p>
        </text:list-item>
        <text:list-item>
          <text:p text:style-name="P14">Drachenschuppe</text:p>
        </text:list-item>
        <text:list-item>
          <text:p text:style-name="P15">2 große Heiltränke</text:p>
        </text:list-item>
        <text:list-item>
          <text:p text:style-name="P12"><text:span text:style-name="T1">2 große Manatränk</text:span><text:span text:style-name="T2">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1-03-06T13:08:27</meta:creation-date>
    <dc:language>en-US</dc:language>
    <meta:editing-cycles>14</meta:editing-cycles>
    <meta:editing-duration>PT01H26M17S</meta:editing-duration>
    <meta:initial-creator>Tamino Dauth</meta:initial-creator>
    <dc:date>2011-03-11T12:51:48</dc:date>
    <dc:creator>Tamino Dauth</dc:creator>
    <meta:document-statistic meta:table-count="0" meta:image-count="0" meta:object-count="0" meta:page-count="1" meta:paragraph-count="37" meta:word-count="270" meta:character-count="1769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